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5.5847in" table:align="left"/>
    </style:style>
    <style:style style:name="Table1.A" style:family="table-column">
      <style:table-column-properties style:column-width="0.9069in"/>
    </style:style>
    <style:style style:name="Table1.B" style:family="table-column">
      <style:table-column-properties style:column-width="4.6778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Text_20_body">
      <style:paragraph-properties fo:margin-left="0in" fo:margin-right="0in" fo:text-indent="0in" style:auto-text-indent="false"/>
    </style:style>
    <style:style style:name="P2" style:family="paragraph" style:parent-style-name="Text_20_body" style:list-style-name="L1">
      <style:paragraph-properties fo:margin-top="0in" fo:margin-bottom="0in" style:contextual-spacing="false"/>
    </style:style>
    <style:style style:name="P3" style:family="paragraph" style:parent-style-name="Text_20_body" style:list-style-name="L1"/>
    <style:style style:name="P4" style:family="paragraph" style:parent-style-name="Text_20_body" style:list-style-name="L2">
      <style:paragraph-properties fo:margin-top="0in" fo:margin-bottom="0in" style:contextual-spacing="false"/>
    </style:style>
    <style:style style:name="P5" style:family="paragraph" style:parent-style-name="Text_20_body" style:list-style-name="L2"/>
    <style:style style:name="P6" style:family="paragraph" style:parent-style-name="Text_20_body" style:list-style-name="L3">
      <style:paragraph-properties fo:margin-top="0in" fo:margin-bottom="0in" style:contextual-spacing="false"/>
    </style:style>
    <style:style style:name="P7" style:family="paragraph" style:parent-style-name="Text_20_body" style:list-style-name="L3"/>
    <style:style style:name="P8" style:family="paragraph" style:parent-style-name="Text_20_body" style:list-style-name="L4">
      <style:paragraph-properties fo:margin-top="0in" fo:margin-bottom="0in" style:contextual-spacing="false"/>
    </style:style>
    <style:style style:name="P9" style:family="paragraph" style:parent-style-name="Text_20_body" style:list-style-name="L4"/>
    <style:style style:name="P10" style:family="paragraph" style:parent-style-name="Text_20_body" style:list-style-name="L5">
      <style:paragraph-properties fo:margin-top="0in" fo:margin-bottom="0in" style:contextual-spacing="false"/>
    </style:style>
    <style:style style:name="P11" style:family="paragraph" style:parent-style-name="Text_20_body" style:list-style-name="L5"/>
    <style:style style:name="P12" style:family="paragraph" style:parent-style-name="Text_20_body">
      <style:paragraph-properties fo:margin-left="0in" fo:margin-right="0in" fo:margin-top="0.3126in" fo:margin-bottom="0.0972in" style:contextual-spacing="false" fo:text-align="center" style:justify-single-word="false" fo:text-indent="0in" style:auto-text-indent="false"/>
      <style:text-properties fo:color="#666666" loext:opacity="100%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🐉 LORD ARCHINGTON PYTH III 🐍</text:h>
      <text:p text:style-name="Text_20_body">"I use Arch, btw" — Professional Quote Since 2012</text:p>
      <text:p text:style-name="Text_20_body">📧 arch.god@btw.iusearch | 🌐 github.com/ArchBtw | 🐦 @ArchPythonGod | 📍 /home/archgod</text:p>
      <text:h text:style-name="Heading_20_2" text:outline-level="2">📜 DIVINE SUMMARY</text:h>
      <text:p text:style-name="Text_20_body">Supreme Being of Arch Linux and Python with 47 years of experience (time moves differently when you're compiling kernels). I once installed Arch on a potato. My dotfiles have their own religion. I don't use sudo; sudo uses ME. My Python code is so clean, PEP-8 was written after reviewing my GitHub.</text:p>
      <text:h text:style-name="Heading_20_2" text:outline-level="2">🛠️ CELESTIAL SKILLS</text:h>
      <text:p text:style-name="Text_20_body"><text:span text:style-name="Strong_20_Emphasis">Arch Linux:</text:span></text:p>
      <text:p text:style-name="P1">BTW I USE ARCH (100%)</text:p>
      <text:p text:style-name="Text_20_body"><text:span text:style-name="Strong_20_Emphasis">Python:</text:span></text:p>
      <text:p text:style-name="P1">import this (100%)</text:p>
      <text:p text:style-name="Text_20_body"><text:span text:style-name="Strong_20_Emphasis">Other Divine Abilities:</text:span></text:p>
      <text:list text:style-name="L1">
        <text:list-item>
          <text:p text:style-name="P2">🦾 Compiling kernels before breakfast (and enjoying it) </text:p>
        </text:list-item>
        <text:list-item>
          <text:p text:style-name="P2">🐍 Writing Python that runs on first try (no, really) </text:p>
        </text:list-item>
        <text:list-item>
          <text:p text:style-name="P2">📖 RTFM — I AM the Manual </text:p>
        </text:list-item>
        <text:list-item>
          <text:p text:style-name="P2">🔧 Fixing broken packages by glaring at them </text:p>
        </text:list-item>
        <text:list-item>
          <text:p text:style-name="P2">💾 Remembering all 47,832 pacman flags </text:p>
        </text:list-item>
        <text:list-item>
          <text:p text:style-name="P3">🖥️ Vim keybindings in real life (I tried to :wq my grocery list) </text:p>
        </text:list-item>
      </text:list>
      <text:h text:style-name="Heading_20_2" text:outline-level="2">💼 MYTHICAL EXPERIENCE</text:h>
      <text:p text:style-name="Text_20_body">Senior Arch Bishop &amp; Python Oracle 2019 - Present<text:line-break/>Temple of the Rolling Release</text:p>
      <text:list text:style-name="L2">
        <text:list-item>
          <text:p text:style-name="P4">Converted 847 Ubuntu users to Arch (they're still thanking me) </text:p>
        </text:list-item>
        <text:list-item>
          <text:p text:style-name="P4">Wrote a Python script that wrote itself (it's still evolving) </text:p>
        </text:list-item>
        <text:list-item>
          <text:p text:style-name="P4">Reduced boot time to -3 seconds (it boots before I press the button) </text:p>
        </text:list-item>
        <text:list-item>
          <text:p text:style-name="P5">Maintained 847 packages in AUR; all of them are just "echo 'btw i use arch'" </text:p>
        </text:list-item>
      </text:list>
      <text:p text:style-name="Text_20_body">Chief Kernel Whisperer 2015 - 2019<text:line-break/>The Cathedral and the Bazaar</text:p>
      <text:list text:style-name="L3">
        <text:list-item>
          <text:p text:style-name="P6">Compiled custom kernels for fun (my toaster runs linux-ck) </text:p>
        </text:list-item>
        <text:list-item>
          <text:p text:style-name="P6">Fixed a bug by adding a semicolon; removed it; bug stayed fixed </text:p>
        </text:list-item>
        <text:list-item>
          <text:p text:style-name="P7">Wrote Python so elegant, Guido van Rossum sent a thank-you card </text:p>
        </text:list-item>
      </text:list>
      <text:p text:style-name="Text_20_body"><text:soft-page-break/>Python Padawan → Python God 2010 - 2015<text:line-break/>The Zen of Python Monastery</text:p>
      <text:list text:style-name="L4">
        <text:list-item>
          <text:p text:style-name="P8">Achieved enlightenment after reading `import this` 10,000 times </text:p>
        </text:list-item>
        <text:list-item>
          <text:p text:style-name="P8">Wrote a decorator that decorates decorators </text:p>
        </text:list-item>
        <text:list-item>
          <text:p text:style-name="P9">My list comprehensions are poetry; my generators are philosophy </text:p>
        </text:list-item>
      </text:list>
      <text:h text:style-name="Heading_20_2" text:outline-level="2">🏆 LEGENDARY ACHIEVEMENTS</text:h>
      <text:list text:style-name="L5">
        <text:list-item>
          <text:p text:style-name="P10">🏅 <text:span text:style-name="Strong_20_Emphasis">Arch User of the Millennium</text:span> — Installed Arch without wiki (I memorized it) </text:p>
        </text:list-item>
        <text:list-item>
          <text:p text:style-name="P10">🐍 <text:span text:style-name="Strong_20_Emphasis">Python Enhancement PEP-∞</text:span> — "Just ask Lord Archington" </text:p>
        </text:list-item>
        <text:list-item>
          <text:p text:style-name="P10">⚡ <text:span text:style-name="Strong_20_Emphasis">Fastest Pacman</text:span> — Updated system in parallel universe </text:p>
        </text:list-item>
        <text:list-item>
          <text:p text:style-name="P10">📖 <text:span text:style-name="Strong_20_Emphasis">RTFM Author</text:span> — I wrote the M that people R </text:p>
        </text:list-item>
        <text:list-item>
          <text:p text:style-name="P11">🎯 <text:span text:style-name="Strong_20_Emphasis">Bug Exterminator</text:span> — 99,999 bugs fixed; 1 was a feature </text:p>
        </text:list-item>
      </text:list>
      <text:h text:style-name="Heading_20_2" text:outline-level="2">🎓 SACRED EDUCATION</text:h>
      <text:p text:style-name="Text_20_body"><text:span text:style-name="Strong_20_Emphasis">Ph.D. in Rolling Release Philosophy</text:span> 2008<text:line-break/><text:span text:style-name="Emphasis">University of Arch Linux</text:span> — Thesis: "Why Stable Releases Are For Mortals"</text:p>
      <text:p text:style-name="Text_20_body"><text:span text:style-name="Strong_20_Emphasis">M.S. in Pythonic Arts</text:span> 2005<text:line-break/><text:span text:style-name="Emphasis">Monty Python Institute of Technology</text:span> — Thesis: "The Semantics of Spam"</text:p>
      <text:h text:style-name="Heading_20_2" text:outline-level="2">⚙️ TECHNICAL ARSENAL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<text:span text:style-name="Strong_20_Emphasis">Languages:</text:span></text:p>
          </table:table-cell>
          <table:table-cell table:style-name="Table1.A1" office:value-type="string">
            <text:p text:style-name="Table_20_Contents">Python (obviously), Bash, VimScript, ArchScript (I made it up)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Distros:</text:span></text:p>
          </table:table-cell>
          <table:table-cell table:style-name="Table1.A1" office:value-type="string">
            <text:p text:style-name="Table_20_Contents">Arch (the only one), Arch ARM, Arch on everything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Editors:</text:span></text:p>
          </table:table-cell>
          <table:table-cell table:style-name="Table1.A1" office:value-type="string">
            <text:p text:style-name="Table_20_Contents">Vim (emacs users need not apply)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Other:</text:span></text:p>
          </table:table-cell>
          <table:table-cell table:style-name="Table1.A1" office:value-type="string">
            <text:p text:style-name="Table_20_Contents">Git, systemd (I actually like it), pacman, AUR, tears of Ubuntu users</text:p>
          </table:table-cell>
        </table:table-row>
      </table:table>
      <text:h text:style-name="Heading_20_2" text:outline-level="2">💬 DIVINE QUOTES</text:h>
      <text:p text:style-name="Text_20_body"><text:span text:style-name="Emphasis">"There's no place like ~/"</text:span></text:p>
      <text:p text:style-name="Text_20_body"><text:span text:style-name="Emphasis">"In the beginning, there was `pacman -Syu`. And it was good."</text:span></text:p>
      <text:p text:style-name="Text_20_body"><text:span text:style-name="Emphasis">"A day without compiling is like... I don't know, I've never had one."</text:span></text:p>
      <text:p text:style-name="P12">References available upon request (they're all in my .bash_history)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ans" style:font-family-asian="'Noto Sans'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ans" style:font-family-asian="'Noto Sans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23T17:28:02.334606082</meta:creation-date>
    <dc:date>2026-02-23T17:30:38.815664628</dc:date>
    <meta:editing-duration>PT2M37S</meta:editing-duration>
    <meta:editing-cycles>1</meta:editing-cycles>
    <meta:document-statistic meta:table-count="1" meta:image-count="0" meta:object-count="0" meta:page-count="2" meta:paragraph-count="54" meta:word-count="484" meta:character-count="2775" meta:non-whitespace-character-count="2336"/>
    <meta:generator>LibreOffice/26.2.0.3$Linux_X86_64 LibreOffice_project/f1632ca95bc60e4a160604f46a6d9de4857c31ac</meta:generator>
  </office:meta>
</office:document-meta>
</file>